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GARCIA VARGAS, OLGA MARIA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30431629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AMANA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GARCIA VARGAS, OLGA MARIA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30431629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05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TERRESTRE </text:p>
          </table:table-cell>
          <table:table-cell table:style-name="Tabla1.E3" table:number-rows-spanned="3" office:value-type="string">
            <text:p text:style-name="P19">05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6 - Trans. Terrestre Cajas de Pollo BB</text:p>
          </table:table-cell>
          <table:table-cell table:style-name="Tableau1.A2" office:value-type="string">
            <text:p text:style-name="P13">15</text:p>
          </table:table-cell>
          <table:table-cell table:style-name="Tableau1.A2" office:value-type="string">
            <text:p text:style-name="P13">4</text:p>
          </table:table-cell>
          <table:table-cell table:style-name="Tableau1.D2" office:value-type="string">
            <text:p text:style-name="P12">6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6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4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671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05T00:23:59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